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cm" svg:x2="2cm" svg:y2="9cm">
          <text:p/>
        </draw:line>
        <draw:line draw:style-name="gr1" draw:text-style-name="P1" draw:layer="layout" svg:x1="1cm" svg:y1="8cm" svg:x2="19cm" svg:y2="8cm">
          <text:p/>
        </draw:line>
        <draw:path draw:style-name="gr2" draw:text-style-name="P1" draw:layer="layout" svg:width="8.484cm" svg:height="2.448cm" draw:transform="rotate (0.785398163397448) translate (2cm 8cm)" svg:viewBox="0 0 8485 2449" svg:d="M0 0c2121 2121 4243 4243 8485 0">
          <text:p/>
        </draw:path>
        <draw:path draw:style-name="gr2" draw:text-style-name="P1" draw:layer="layout" svg:width="4.18cm" svg:height="11.843cm" draw:transform="skewX (7.52284037266221E-017) rotate (0.785398163397448) translate (7.66859816325274cm 2.33140183674726cm)" svg:viewBox="0 0 4181 11844" svg:d="M4181 11844c-3182-3182-5127-7955-3712-11844">
          <text:p/>
        </draw:path>
        <draw:frame draw:style-name="gr3" draw:text-style-name="P2" draw:layer="layout" svg:width="0.714cm" svg:height="0.886cm" svg:x="18.5cm" svg:y="8cm">
          <draw:text-box>
            <text:p>r</text:p>
          </draw:text-box>
        </draw:frame>
        <draw:frame draw:style-name="gr3" draw:text-style-name="P2" draw:layer="layout" svg:width="0.959cm" svg:height="0.886cm" svg:x="7.25cm" svg:y="8.114cm">
          <draw:text-box>
            <text:p>R</text:p>
          </draw:text-box>
        </draw:frame>
        <draw:frame draw:style-name="gr3" draw:text-style-name="P2" draw:layer="layout" svg:width="0.925cm" svg:height="0.886cm" svg:x="1.25cm" svg:y="0.864cm">
          <draw:text-box>
            <text:p>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9T23:49:51.682426011</meta:creation-date>
    <dc:date>2021-02-10T00:00:21.783775206</dc:date>
    <meta:editing-duration>PT20S</meta:editing-duration>
    <meta:editing-cycles>1</meta:editing-cycles>
    <meta:document-statistic meta:object-count="7"/>
    <meta:generator>LibreOffice/7.1.0.3$Linux_X86_64 LibreOffice_project/10$Build-3</meta:generator>
  </office:meta>
</office:document-meta>
</file>